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center" style:justify-single-word="false"/>
      <style:text-properties style:font-name="FreeSans" fo:font-size="12pt" officeooo:rsid="005f7d08" officeooo:paragraph-rsid="005f7d08" style:font-size-asian="10.5pt" style:font-size-complex="12pt"/>
    </style:style>
    <style:style style:name="P5" style:family="paragraph" style:parent-style-name="Standard">
      <style:paragraph-properties fo:text-align="start" style:justify-single-word="false"/>
      <style:text-properties style:font-name="FreeSans" fo:font-size="12pt" officeooo:rsid="005f7d08" officeooo:paragraph-rsid="005f7d08" style:font-size-asian="10.5pt" style:font-size-complex="12pt"/>
    </style:style>
    <style:style style:name="P6"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7" style:family="paragraph" style:parent-style-name="Standard">
      <style:paragraph-properties fo:text-align="start" style:justify-single-word="false"/>
      <style:text-properties style:font-name="FreeSans" fo:font-size="12pt" officeooo:rsid="00613f84" officeooo:paragraph-rsid="006501fb" style:font-size-asian="10.5pt" style:font-size-complex="12pt"/>
    </style:style>
    <style:style style:name="P8"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10"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1" style:family="paragraph" style:parent-style-name="Standard">
      <style:paragraph-properties fo:text-align="center" style:justify-single-word="false"/>
      <style:text-properties style:font-name="FreeSans" fo:font-size="16pt" officeooo:rsid="005f7d08" officeooo:paragraph-rsid="005f7d08" style:font-size-asian="14pt" style:font-size-complex="16pt"/>
    </style:style>
    <style:style style:name="P12"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4"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5"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6" style:family="paragraph" style:parent-style-name="Standard" style:list-style-name="L2">
      <style:paragraph-properties fo:text-align="start" style:justify-single-word="false"/>
      <style:text-properties style:font-name="FreeSans" fo:font-size="12pt" officeooo:rsid="005f7d08" officeooo:paragraph-rsid="006fb7d4" style:font-size-asian="10.5pt" style:font-size-complex="12pt"/>
    </style:style>
    <style:style style:name="P17"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5f7d08" style:font-size-asian="10.5pt" style:font-size-complex="12pt"/>
    </style:style>
    <style:style style:name="P18" style:family="paragraph" style:parent-style-name="Standard" style:list-style-name="L2">
      <style:paragraph-properties fo:text-align="start" style:justify-single-word="false"/>
      <style:text-properties style:font-name="FreeSans" fo:font-size="12pt" officeooo:rsid="00613f84" officeooo:paragraph-rsid="00613f84" style:font-size-asian="10.5pt" style:font-size-complex="12pt"/>
    </style:style>
    <style:style style:name="P19" style:family="paragraph" style:parent-style-name="Standard" style:list-style-name="L2">
      <style:paragraph-properties fo:text-align="start" style:justify-single-word="false"/>
      <style:text-properties style:font-name="FreeSans" fo:font-size="12pt" officeooo:rsid="006fb7d4" officeooo:paragraph-rsid="006fb7d4" style:font-size-asian="10.5pt" style:font-size-complex="12pt"/>
    </style:style>
    <style:style style:name="P20"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21" style:family="paragraph" style:parent-style-name="Standard" style:list-style-name="L2">
      <style:paragraph-properties fo:text-align="start" style:justify-single-word="false"/>
      <style:text-properties fo:color="#009933" style:font-name="FreeSans" fo:font-size="12pt" fo:font-weight="bold" officeooo:rsid="006501fb" officeooo:paragraph-rsid="006501fb" style:font-size-asian="10.5pt" style:font-weight-asian="bold" style:font-size-complex="12pt" style:font-weight-complex="bold"/>
    </style:style>
    <style:style style:name="P22"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23"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24"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officeooo:rsid="005f7d08" officeooo:paragraph-rsid="005f7d08" style:font-size-asian="10.5pt" style:font-size-complex="12pt"/>
    </style:style>
    <style:style style:name="P25" style:family="paragraph" style:parent-style-name="Standard" style:list-style-name="L4" style:master-page-name="">
      <loext:graphic-properties draw:fill="none"/>
      <style:paragraph-properties fo:margin-left="0.25in" fo:margin-right="0in" fo:text-align="start" style:justify-single-word="false" fo:text-indent="0.25in" style:auto-text-indent="false" style:page-number="auto" fo:background-color="transparent"/>
      <style:text-properties style:font-name="FreeSans" fo:font-size="12pt" officeooo:rsid="005f7d08" officeooo:paragraph-rsid="005f7d08" style:font-size-asian="10.5pt" style:font-size-complex="12pt"/>
    </style:style>
    <style:style style:name="P26" style:family="paragraph">
      <loext:graphic-properties draw:fill-color="#ffffff"/>
      <style:paragraph-properties fo:text-align="start"/>
    </style:style>
    <style:style style:name="P27" style:family="paragraph">
      <style:paragraph-properties fo:text-align="center"/>
    </style:style>
    <style:style style:name="P28" style:family="paragraph">
      <loext:graphic-properties draw:fill-color="#cccccc"/>
      <style:paragraph-properties fo:text-align="center"/>
      <style:text-properties fo:font-size="12pt"/>
    </style:style>
    <style:style style:name="P29" style:family="paragraph">
      <loext:graphic-properties draw:fill-color="#e6eff5"/>
      <style:paragraph-properties fo:text-align="center"/>
    </style:style>
    <style:style style:name="P30" style:family="paragraph">
      <loext:graphic-properties draw:fill-color="#eeeeee"/>
      <style:paragraph-properties fo:text-align="center"/>
    </style:style>
    <style:style style:name="P31" style:family="paragraph">
      <loext:graphic-properties draw:fill-color="#e6f0f5"/>
      <style:paragraph-properties fo:text-align="center"/>
      <style:text-properties fo:font-size="12pt"/>
    </style:style>
    <style:style style:name="P32" style:family="paragraph">
      <style:paragraph-properties fo:text-align="start"/>
    </style:style>
    <style:style style:name="P33" style:family="paragraph">
      <loext:graphic-properties draw:fill-color="#ffffff"/>
      <style:paragraph-properties fo:text-align="start"/>
      <style:text-properties fo:font-size="12pt"/>
    </style:style>
    <style:style style:name="P34" style:family="paragraph">
      <loext:graphic-properties draw:fill-color="#cccccc"/>
      <style:paragraph-properties fo:text-align="center"/>
    </style:style>
    <style:style style:name="P35" style:family="paragraph">
      <loext:graphic-properties draw:fill="none" draw:fill-color="#ffffff"/>
      <style:paragraph-properties fo:text-align="center"/>
      <style:text-properties fo:color="#6699cc" fo:font-size="14pt" style:font-size-asian="14pt" style:font-size-complex="14pt"/>
    </style:style>
    <style:style style:name="P36" style:family="paragraph">
      <loext:graphic-properties draw:fill="none" draw:fill-color="#ffffff"/>
      <style:paragraph-properties fo:text-align="start"/>
      <style:text-properties fo:color="#cccccc" fo:font-size="14pt" style:font-size-asian="14pt" style:font-size-complex="14pt"/>
    </style:style>
    <style:style style:name="P37" style:family="paragraph">
      <loext:graphic-properties draw:fill-color="#ffffff"/>
      <style:paragraph-properties fo:text-align="start"/>
      <style:text-properties fo:color="#000000" fo:font-size="12pt"/>
    </style:style>
    <style:style style:name="P38" style:family="paragraph">
      <loext:graphic-properties draw:fill-color="#eeeeee"/>
      <style:paragraph-properties fo:text-align="center"/>
      <style:text-properties fo:font-size="12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officeooo:rsid="00613f84"/>
    </style:style>
    <style:style style:name="T5" style:family="text">
      <style:text-properties officeooo:rsid="00629cf2"/>
    </style:style>
    <style:style style:name="T6" style:family="text">
      <style:text-properties officeooo:rsid="006501fb"/>
    </style:style>
    <style:style style:name="T7" style:family="text">
      <style:text-properties fo:color="#009933" fo:font-weight="bold" style:font-weight-asian="bold" style:font-weight-complex="bold"/>
    </style:style>
    <style:style style:name="T8" style:family="text">
      <style:text-properties officeooo:rsid="0067d9a2"/>
    </style:style>
    <style:style style:name="T9" style:family="text">
      <style:text-properties fo:font-size="12pt"/>
    </style:style>
    <style:style style:name="T10" style:family="text">
      <style:text-properties fo:color="#6600cc" fo:font-size="12pt" fo:font-weight="bold" style:font-weight-asian="bold" style:font-weight-complex="bold"/>
    </style:style>
    <style:style style:name="T11" style:family="text">
      <style:text-properties fo:color="#009933" fo:font-size="12pt" fo:font-weight="bold" style:font-weight-asian="bold" style:font-weight-complex="bold"/>
    </style:style>
    <style:style style:name="T12" style:family="text">
      <style:text-properties fo:color="#729fcf"/>
    </style:style>
    <style:style style:name="T13" style:family="text">
      <style:text-properties fo:color="#ff6666" fo:font-weight="bold" style:font-weight-asian="bold" style:font-weight-complex="bold"/>
    </style:style>
    <style:style style:name="T14" style:family="text">
      <style:text-properties fo:color="#009933" fo:font-style="italic" fo:font-weight="bold" style:font-style-asian="italic" style:font-weight-asian="bold" style:font-style-complex="italic" style:font-weight-complex="bold"/>
    </style:style>
    <style:style style:name="T15" style:family="text">
      <style:text-properties fo:color="#6600cc" fo:font-weight="bold" style:font-weight-asian="bold" style:font-weight-complex="bold"/>
    </style:style>
    <style:style style:name="T16" style:family="text">
      <style:text-properties fo:color="#999999" fo:font-size="11pt" style:font-size-asian="11pt" style:font-size-complex="11pt"/>
    </style:style>
    <style:style style:name="T17" style:family="text">
      <style:text-properties fo:color="#ff00ff"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color="#729fcf" fo:font-size="12pt"/>
    </style:style>
    <style:style style:name="T20" style:family="text">
      <style:text-properties fo:color="#ff6666" fo:font-size="12pt" fo:font-weight="bold" style:font-weight-asian="bold" style:font-weight-complex="bold"/>
    </style:style>
    <style:style style:name="T21" style:family="text">
      <style:text-properties fo:font-size="12pt" fo:font-style="italic" style:font-style-asian="italic" style:font-style-complex="italic"/>
    </style:style>
    <style:style style:name="T22" style:family="text">
      <style:text-properties fo:color="#009933" fo:font-size="12pt" fo:font-style="italic" fo:font-weight="bold" style:font-style-asian="italic" style:font-weight-asian="bold" style:font-style-complex="italic" style:font-weight-complex="bold"/>
    </style:style>
    <style:style style:name="T23" style:family="text">
      <style:text-properties fo:color="#ff6666" fo:font-size="12pt"/>
    </style:style>
    <style:style style:name="T24" style:family="text">
      <style:text-properties fo:color="#ff00ff" fo:font-size="12pt" fo:font-weight="bold" style:font-weight-asian="bold" style:font-weight-complex="bold"/>
    </style:style>
    <style:style style:name="T25" style:family="text">
      <style:text-properties fo:color="#ff00ff" fo:font-size="10pt" fo:font-weight="bold" style:font-size-asian="10pt" style:font-weight-asian="bold" style:font-size-complex="10pt" style:font-weight-complex="bold"/>
    </style:style>
    <style:style style:name="T26" style:family="text">
      <style:text-properties fo:color="#6600cc" fo:font-size="12pt"/>
    </style:style>
    <style:style style:name="T27"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28" style:family="text">
      <style:text-properties fo:color="#6699cc" fo:font-size="14pt" fo:font-weight="bold" style:font-size-asian="14pt" style:font-weight-asian="bold" style:font-size-complex="14pt" style:font-weight-complex="bold"/>
    </style:style>
    <style:style style:name="T29" style:family="text">
      <style:text-properties fo:color="#cccccc" fo:font-size="14pt" fo:font-weight="bold" style:font-size-asian="14pt" style:font-weight-asian="bold" style:font-size-complex="14pt" style:font-weight-complex="bold"/>
    </style:style>
    <style:style style:name="T30" style:family="text">
      <style:text-properties fo:color="#000000" fo:font-size="12pt" fo:font-weight="bold" style:font-weight-asian="bold" style:font-weight-complex="bold"/>
    </style:style>
    <style:style style:name="T31" style:family="text">
      <style:text-properties fo:color="#000000" fo:font-size="12pt" fo:font-weight="normal" style:font-weight-asian="normal" style:font-weight-complex="normal"/>
    </style:style>
    <style:style style:name="T32" style:family="text">
      <style:text-properties fo:color="#009933" fo:font-size="12pt"/>
    </style:style>
    <style:style style:name="T33" style:family="text">
      <style:text-properties fo:color="#ff00ff"/>
    </style:style>
    <style:style style:name="T34" style:family="text">
      <style:text-properties fo:color="#ff00ff" fo:font-size="12pt"/>
    </style:style>
    <style:style style:name="T35" style:family="text">
      <style:text-properties fo:font-size="12p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dddddd" draw:fill-color="#ffffff" draw:textarea-horizontal-align="justify" draw:textarea-vertical-align="middle" draw:auto-grow-height="false" fo:min-height="1.3646in" fo:min-width="1.4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dddddd" draw:fill-color="#ffffff" draw:textarea-horizontal-align="justify" draw:textarea-vertical-align="middle" draw:auto-grow-height="false" fo:min-height="1.1728in" fo:min-width="1.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99ccff" draw:fill-color="#e6f0f5" draw:textarea-horizontal-align="justify" draw:textarea-vertical-align="middle" draw:auto-grow-height="false" fo:min-height="1.3154in" fo:min-width="1.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99ccff" draw:fill-color="#e6f0f5"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99ccff" draw:fill-color="#e6f0f5" draw:textarea-horizontal-align="justify" draw:textarea-vertical-align="middle" draw:auto-grow-height="false" fo:min-height="0.7291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ffffff" draw:textarea-horizontal-align="justify" draw:textarea-vertical-align="middle" draw:auto-grow-height="false" fo:min-height="1.6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dddddd" draw:fill-color="#ffffff" draw:textarea-horizontal-align="justify" draw:textarea-vertical-align="middle" draw:auto-grow-height="false" fo:min-height="0.8228in" fo:min-width="3.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99ccff" draw:fill-color="#eeeeee" draw:textarea-horizontal-align="justify" draw:textarea-vertical-align="middle" draw:auto-grow-height="false" fo:min-height="0.6043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99ccff" draw:fill-color="#eeeeee" draw:textarea-horizontal-align="justify" draw:textarea-vertical-align="middle" draw:auto-grow-height="false" fo:min-height="0.6154in" fo:min-width="1.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83ca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3caff"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custom-shape text:anchor-type="paragraph" draw:z-index="0" draw:name="Shape1" draw:style-name="gr1" draw:text-style-name="P26" svg:width="1.4969in" svg:height="1.365in" svg:x="5.7508in" svg:y="0.0154in"><text:p/><draw:enhanced-geometry svg:viewBox="0 0 21600 21600" draw:type="rectangle" draw:enhanced-path="M 0 0 L 21600 0 21600 21600 0 21600 0 0 Z N"/></draw:custom-shape><draw:custom-shape text:anchor-type="paragraph" draw:z-index="9" draw:name="Shape1" draw:style-name="gr9" draw:text-style-name="P33" svg:width="1.1776in" svg:height="1.1732in" svg:x="5.9555in" svg:y="0.0882in"><text:p text:style-name="P32"><text:span text:style-name="T20">weight (fixed)</text:span></text:p><text:p text:style-name="P32"><text:span text:style-name="T24">sample (fixed) </text:span></text:p><text:p text:style-name="P32"><text:span text:style-name="T25">Normalization # child n.</text:span></text:p><text:p text:style-name="P32"><text:span text:style-name="T10">range (fixed</text:span><text:span text:style-name="T26">)</text:span></text:p><text:p text:style-name="P32"><text:span text:style-name="T22">value (variable) </text:span></text:p><text:p text:style-name="P32"><text:span text:style-name="T27">set in child node,</text:span></text:p><text:p text:style-name="P32"><text:span text:style-name="T27">computed in node</text:span></text:p><draw:enhanced-geometry svg:viewBox="0 0 21600 21600" draw:type="rectangle" draw:enhanced-path="M 0 0 L 21600 0 21600 21600 0 21600 0 0 Z N"/></draw:custom-shape>TiiQu – <text:span text:style-name="T8">Full </text:span>Trust Quotient </text:p>
      <text:p text:style-name="P13"><text:span text:style-name="T8">STEM Expert</text:span> </text:p>
      <text:p text:style-name="P2"><draw:custom-shape text:anchor-type="paragraph" draw:z-index="1" draw:name="Shape1" draw:style-name="gr2" draw:text-style-name="P28" svg:width="3.5524in" svg:height="0.9043in" svg:x="1.622in" svg:y="0.161in"><text:p text:style-name="P27"><text:span text:style-name="T9">T</text:span><text:span text:style-name="T9">Q</text:span></text:p><text:p text:style-name="P27"><text:span text:style-name="T9">(</text:span><text:span text:style-name="T10">1</text:span><text:span text:style-name="T10">-</text:span><text:span text:style-name="T10">1</text:span><text:span text:style-name="T10">0</text:span><text:span text:style-name="T10">0</text:span><text:span text:style-name="T10">0</text:span><text:span text:style-name="T9">)</text:span></text:p><text:p text:style-name="P27"><text:span text:style-name="T11">V</text:span><text:span text:style-name="T11"> </text:span><text:span text:style-name="T11">=</text:span><text:span text:style-name="T11"> </text:span><text:span text:style-name="T11">(</text:span><text:span text:style-name="T11">1</text:span><text:span text:style-name="T11">0</text:span><text:span text:style-name="T11">0</text:span><text:span text:style-name="T11">0</text:span><text:span text:style-name="T11"> </text:span><text:span text:style-name="T11">+</text:span><text:span text:style-name="T11"> </text:span><text:span text:style-name="T11">?</text:span><text:span text:style-name="T11"> </text:span><text:span text:style-name="T11">+</text:span><text:span text:style-name="T11"> </text:span><text:span text:style-name="T11">?</text:span><text:span text:style-name="T11"> </text:span><text:span text:style-name="T11">+</text:span><text:span text:style-name="T11"> </text:span><text:span text:style-name="T11">3</text:span><text:span text:style-name="T11">9</text:span><text:span text:style-name="T11">.</text:span><text:span text:style-name="T11">1</text:span><text:span text:style-name="T11">4</text:span><text:span text:style-name="T11">)</text:span><text:span text:style-name="T11">/</text:span><text:span text:style-name="T11">4</text:span><text:span text:style-name="T11">*</text:span></text:p><text:p text:style-name="P27"><text:span text:style-name="T11">V</text:span><text:span text:style-name="T11"> </text:span><text:span text:style-name="T11">=</text:span><text:span text:style-name="T11"> </text:span><text:span text:style-name="T11">5</text:span><text:span text:style-name="T11">1</text:span><text:span text:style-name="T11">9</text:span><text:span text:style-name="T11">.</text:span><text:span text:style-name="T11">5</text:span><text:span text:style-name="T11">7</text:span></text:p><draw:enhanced-geometry svg:viewBox="0 0 21600 21600" draw:type="rectangle" draw:enhanced-path="M 0 0 L 21600 0 21600 21600 0 21600 0 0 Z N"/></draw:custom-shape></text:p>
      <text:p text:style-name="P2"/>
      <text:p text:style-name="P2"/>
      <text:p text:style-name="P9"/>
      <text:p text:style-name="P3"/>
      <text:p text:style-name="P8"><draw:line text:anchor-type="paragraph" draw:z-index="5" draw:name="Shape3" draw:style-name="gr5" draw:text-style-name="P27" svg:x1="3.3409in" svg:y1="0.0154in" svg:x2="6.7472in" svg:y2="0.5882in"><text:p/></draw:line><draw:line text:anchor-type="paragraph" draw:z-index="4" draw:name="Shape2" draw:style-name="gr5" draw:text-style-name="P27" svg:x1="3.4142in" svg:y1="0.0154in" svg:x2="-0.0547in" svg:y2="0.5988in"><text:p/></draw:line><draw:custom-shape text:anchor-type="paragraph" draw:z-index="16" draw:name="Shape1" draw:style-name="gr15" draw:text-style-name="P36" svg:width="0.6776in" svg:height="0.4169in" svg:x="3.0181in" svg:y="0.1819in"><text:p text:style-name="P32"><text:span text:style-name="T29">NODES</text:span></text:p><draw:enhanced-geometry svg:viewBox="0 0 21600 21600" draw:type="rectangle" draw:enhanced-path="M 0 0 L 21600 0 21600 21600 0 21600 0 0 Z N"/></draw:custom-shape><draw:line text:anchor-type="paragraph" draw:z-index="31" draw:name="Shape3" draw:style-name="gr5" draw:text-style-name="P27" svg:x1="3.4138in" svg:y1="0.0154in" svg:x2="4.5181in" svg:y2="0.5882in"><text:p/></draw:line><draw:line text:anchor-type="paragraph" draw:z-index="32" draw:name="Shape3" draw:style-name="gr5" draw:text-style-name="P27" svg:x1="3.4138in" svg:y1="0.0154in" svg:x2="2.1638in" svg:y2="0.5988in"><text:p/></draw:line></text:p>
      <text:list xml:id="list1523508244871463605" text:style-name="L1">
        <text:list-header>
          <text:p text:style-name="P14"/>
        </text:list-header>
      </text:list>
      <text:p text:style-name="P10"><draw:custom-shape text:anchor-type="paragraph" draw:z-index="2" draw:name="Shape1" draw:style-name="gr3" draw:text-style-name="P29" svg:width="1.5835in" svg:height="1.3252in" svg:x="-0.5862in" svg:y="2.8382in"><text:p text:style-name="P27"><text:span text:style-name="T12">C</text:span><text:span text:style-name="T12">R</text:span><text:span text:style-name="T12">E</text:span><text:span text:style-name="T12">D</text:span><text:span text:style-name="T12">I</text:span><text:span text:style-name="T12">T</text:span><text:span text:style-name="T12"> </text:span><text:span text:style-name="T12">A</text:span><text:span text:style-name="T12">G</text:span><text:span text:style-name="T12">E</text:span><text:span text:style-name="T12">N</text:span><text:span text:style-name="T12">C</text:span><text:span text:style-name="T12">Y</text:span></text:p><text:p text:style-name="P27">(<text:span text:style-name="T13">8</text:span><text:span text:style-name="T13">5</text:span>, <text:span text:style-name="T14">1</text:span>, <text:span text:style-name="T15">0</text:span><text:span text:style-name="T15">-</text:span><text:span text:style-name="T15">1</text:span>)</text:p><text:p text:style-name="P27">ru = 1</text:p><text:p text:style-name="P27">P = <text:span text:style-name="T14">1</text:span>/1</text:p><text:p text:style-name="P27">WP = <text:span text:style-name="T13">8</text:span><text:span text:style-name="T13">5</text:span>/1.1</text:p><text:p text:style-name="P27"/><draw:enhanced-geometry svg:viewBox="0 0 21600 21600" draw:type="rectangle" draw:enhanced-path="M 0 0 L 21600 0 21600 21600 0 21600 0 0 Z N"/></draw:custom-shape><draw:custom-shape text:anchor-type="paragraph" draw:z-index="3" draw:name="Shape1" draw:style-name="gr4" draw:text-style-name="P30" svg:width="1.3335in" svg:height="1.0543in" svg:x="5.9866in" svg:y="0.1717in"><text:p text:style-name="P27"><text:span text:style-name="T16">REPUTATION</text:span></text:p><text:p text:style-name="P27">(<text:span text:style-name="T17">10</text:span><text:span text:style-name="T18">, </text:span><text:span text:style-name="T15">1-1000</text:span>)</text:p><text:p text:style-name="P27">Limitless</text:p><text:p text:style-name="P27"/><text:p text:style-name="P27"/><draw:enhanced-geometry svg:viewBox="0 0 21600 21600" draw:type="rectangle" draw:enhanced-path="M 0 0 L 21600 0 21600 21600 0 21600 0 0 Z N"/></draw:custom-shape><draw:custom-shape text:anchor-type="paragraph" draw:z-index="6" draw:name="Shape1" draw:style-name="gr6" draw:text-style-name="P30" svg:width="1.365in" svg:height="1.0543in" svg:x="-0.5756in" svg:y="0.1819in"><text:p text:style-name="P27"><text:span text:style-name="T16">IDENTITY</text:span></text:p><text:p text:style-name="P27">(<text:span text:style-name="T17">2</text:span><text:span text:style-name="T18">, </text:span><text:span text:style-name="T15">1-1000</text:span>)</text:p><text:p text:style-name="P27">Binary</text:p><text:p text:style-name="P27"/><text:p text:style-name="P27"><text:span text:style-name="T7">v = 1000</text:span></text:p><draw:enhanced-geometry svg:viewBox="0 0 21600 21600" draw:type="rectangle" draw:enhanced-path="M 0 0 L 21600 0 21600 21600 0 21600 0 0 Z N"/></draw:custom-shape><draw:custom-shape text:anchor-type="paragraph" draw:z-index="7" draw:name="Shape1" draw:style-name="gr7" draw:text-style-name="P31" svg:width="1.5732in" svg:height="1.3567in" svg:x="-0.5756in" svg:y="4.4217in"><text:p text:style-name="P27"><text:span text:style-name="T19">UNIVERSITY</text:span></text:p><text:p text:style-name="P27"><text:span text:style-name="T9">(</text:span><text:span text:style-name="T20">20</text:span><text:span text:style-name="T9">,</text:span><text:span text:style-name="T21"> </text:span><text:span text:style-name="T22">1</text:span><text:span text:style-name="T9">, </text:span><text:span text:style-name="T10">0-1</text:span><text:span text:style-name="T9">)</text:span></text:p><text:p text:style-name="P27"><text:span text:style-name="T9">ru = 1</text:span></text:p><text:p text:style-name="P27"><text:span text:style-name="T9">P = </text:span><text:span text:style-name="T22">1</text:span><text:span text:style-name="T9">/1</text:span></text:p><text:p text:style-name="P27"><text:span text:style-name="T9">WP =</text:span><text:span text:style-name="T23"> </text:span><text:span text:style-name="T20">20</text:span><text:span text:style-name="T9">/1.1</text:span></text:p><draw:enhanced-geometry svg:viewBox="0 0 21600 21600" draw:type="rectangle" draw:enhanced-path="M 0 0 L 21600 0 21600 21600 0 21600 0 0 Z N"/></draw:custom-shape><draw:custom-shape text:anchor-type="paragraph" draw:z-index="8" draw:name="Shape1" draw:style-name="gr8" draw:text-style-name="P31" svg:width="1.5835in" svg:height="1.3051in" svg:x="-0.5756in" svg:y="6.0354in"><text:p text:style-name="P27"><text:span text:style-name="T9"/></text:p><text:p text:style-name="P27"><text:span text:style-name="T19">STACK OVERFLOW</text:span></text:p><text:p text:style-name="P27"><text:span text:style-name="T9">(</text:span><text:span text:style-name="T20">5</text:span><text:span text:style-name="T9">, </text:span><text:span text:style-name="T22">1</text:span><text:span text:style-name="T9">, </text:span><text:span text:style-name="T10">0-1</text:span><text:span text:style-name="T9">)</text:span></text:p><text:p text:style-name="P27"><text:span text:style-name="T9">ru = 1</text:span></text:p><text:p text:style-name="P27"><text:span text:style-name="T9">P = </text:span><text:span text:style-name="T22">1</text:span><text:span text:style-name="T9">/1</text:span></text:p><text:p text:style-name="P27"><text:span text:style-name="T9">WP = </text:span><text:span text:style-name="T20">5</text:span><text:span text:style-name="T9">/1.1</text:span></text:p><text:p text:style-name="P27"><text:span text:style-name="T9"/></text:p><draw:enhanced-geometry svg:viewBox="0 0 21600 21600" draw:type="rectangle" draw:enhanced-path="M 0 0 L 21600 0 21600 21600 0 21600 0 0 Z N"/></draw:custom-shape><draw:custom-shape text:anchor-type="paragraph" draw:z-index="11" draw:name="Shape1" draw:style-name="gr11" draw:text-style-name="P29" svg:width="1.563in" svg:height="1.3335in" svg:x="5.7575in" svg:y="2.8299in"><text:p text:style-name="P27"><text:span text:style-name="T12">TIIQU RATING</text:span></text:p><text:p text:style-name="P27">(<text:span text:style-name="T13">20</text:span>, <text:span text:style-name="T14">4</text:span>, <text:span text:style-name="T15">1-5</text:span>)</text:p><text:p text:style-name="P27">ru = 5</text:p><text:p text:style-name="P27">P =<text:span text:style-name="T14"> 4</text:span>/5</text:p><text:p text:style-name="P27">WP = <text:s/>4/5*<text:span text:style-name="T13">20</text:span>*0.2</text:p><text:p text:style-name="P27">= 3.2</text:p><draw:enhanced-geometry svg:viewBox="0 0 21600 21600" draw:type="rectangle" draw:enhanced-path="M 0 0 L 21600 0 21600 21600 0 21600 0 0 Z N"/></draw:custom-shape><draw:custom-shape text:anchor-type="paragraph" draw:z-index="14" draw:name="Shape1" draw:style-name="gr13" draw:text-style-name="P31" svg:width="1.5421in" svg:height="1.3157in" svg:x="5.7575in" svg:y="6.0457in"><text:p text:style-name="P27"><text:span text:style-name="T9"/></text:p><text:p text:style-name="P27"><text:span text:style-name="T19">STACK OVERFLOW</text:span></text:p><text:p text:style-name="P27"><text:span text:style-name="T9">(</text:span><text:span text:style-name="T20">5</text:span><text:span text:style-name="T9">, </text:span><text:span text:style-name="T22">1596</text:span><text:span text:style-name="T9">, </text:span><text:span text:style-name="T10">0-2600</text:span><text:span text:style-name="T9">)</text:span></text:p><text:p text:style-name="P27"><text:span text:style-name="T9">ru = 2600</text:span></text:p><text:p text:style-name="P27"><text:span text:style-name="T9">P =</text:span><text:span text:style-name="T22"> 1596</text:span><text:span text:style-name="T9">/2600</text:span></text:p><text:p text:style-name="P27"><text:span text:style-name="T9">WP = P*</text:span><text:span text:style-name="T20">5</text:span><text:span text:style-name="T9">*0.2</text:span></text:p><text:p text:style-name="P27"><text:span text:style-name="T9">= 0.614</text:span></text:p><text:p text:style-name="P27"><text:span text:style-name="T9"/></text:p><draw:enhanced-geometry svg:viewBox="0 0 21600 21600" draw:type="rectangle" draw:enhanced-path="M 0 0 L 21600 0 21600 21600 0 21600 0 0 Z N"/></draw:custom-shape><draw:custom-shape text:anchor-type="paragraph" draw:z-index="17" draw:name="Shape1" draw:style-name="gr16" draw:text-style-name="P31" svg:width="1.5835in" svg:height="0.6567in" svg:x="-0.5756in" svg:y="7.4965in"><text:p text:style-name="P27"><text:span text:style-name="T9">sum(WP) = 100</text:span></text:p><text:p text:style-name="P27"><text:span text:style-name="T9">= 110/1.1</text:span></text:p><text:p text:style-name="P27"><text:span text:style-name="T9">(= sum(</text:span><text:span text:style-name="T20">weights</text:span><text:span text:style-name="T9">)/wv)</text:span></text:p><draw:enhanced-geometry svg:viewBox="0 0 21600 21600" draw:type="rectangle" draw:enhanced-path="M 0 0 L 21600 0 21600 21600 0 21600 0 0 Z N"/></draw:custom-shape><draw:custom-shape text:anchor-type="paragraph" draw:z-index="18" draw:name="Shape1" draw:style-name="gr17" draw:text-style-name="P31" svg:width="1.6012in" svg:height="0.7295in" svg:x="5.7402in" svg:y="7.4862in"><text:p text:style-name="P27"><text:span text:style-name="T9">sum(WP) = 3.814</text:span></text:p><text:p text:style-name="P27"><text:span text:style-name="T9">3.814/1</text:span></text:p><text:p text:style-name="P27"><text:span text:style-name="T9">(= sum(</text:span><text:span text:style-name="T20">weights</text:span><text:span text:style-name="T9">)/wv)</text:span></text:p><draw:enhanced-geometry svg:viewBox="0 0 21600 21600" draw:mirror-horizontal="false" draw:mirror-vertical="false" draw:type="rectangle" draw:enhanced-path="M 0 0 L 21600 0 21600 21600 0 21600 0 0 Z N"/></draw:custom-shape><draw:custom-shape text:anchor-type="paragraph" draw:z-index="20" draw:name="Shape1" draw:style-name="gr19" draw:text-style-name="P37" svg:width="3.178in" svg:height="0.8232in" svg:x="1.7472in" svg:y="6.2571in"><text:p text:style-name="P32"><text:span text:style-name="T30">Apply summed results to node range:</text:span></text:p><text:p text:style-name="P32"><text:span text:style-name="T31">ru / 100 = range ratio</text:span></text:p><text:p text:style-name="P32"><text:span text:style-name="T31">v * ratio = applied ratio</text:span></text:p><text:p text:style-name="P32"><text:span text:style-name="T31">applied ratio + vrf = applied value</text:span></text:p><draw:enhanced-geometry svg:viewBox="0 0 21600 21600" draw:type="rectangle" draw:enhanced-path="M 0 0 L 21600 0 21600 21600 0 21600 0 0 Z N"/></draw:custom-shape><draw:custom-shape text:anchor-type="paragraph" draw:z-index="19" draw:name="Shape1" draw:style-name="gr18" draw:text-style-name="P33" svg:width="3.563in" svg:height="1.6043in" svg:x="1.5909in" svg:y="6.1839in"><text:p/><draw:enhanced-geometry svg:viewBox="0 0 21600 21600" draw:type="rectangle" draw:enhanced-path="M 0 0 L 21600 0 21600 21600 0 21600 0 0 Z N"/></draw:custom-shape><draw:custom-shape text:anchor-type="paragraph" draw:z-index="21" draw:name="Shape1" draw:style-name="gr20" draw:text-style-name="P38" svg:width="1.563in" svg:height="0.6043in" svg:x="3.4346in" svg:y="7.0799in"><text:p text:style-name="P27"><text:span text:style-name="T9">1000 / 100 = 10</text:span></text:p><text:p text:style-name="P27"><text:span text:style-name="T9">3.814 * 10 = 38.14</text:span></text:p><text:p text:style-name="P27"><text:span text:style-name="T9">38.14 + 1 = </text:span><text:span text:style-name="T32">39.14</text:span></text:p><draw:enhanced-geometry svg:viewBox="0 0 21600 21600" draw:type="rectangle" draw:enhanced-path="M 0 0 L 21600 0 21600 21600 0 21600 0 0 Z N"/></draw:custom-shape><draw:custom-shape text:anchor-type="paragraph" draw:z-index="22" draw:name="Shape1" draw:style-name="gr21" draw:text-style-name="P38" svg:width="1.5531in" svg:height="0.6157in" svg:x="1.7472in" svg:y="7.0799in"><text:p text:style-name="P27"><text:span text:style-name="T9">1000 / 100 = 10</text:span></text:p><text:p text:style-name="P27"><text:span text:style-name="T9">100 * 10 = 1000</text:span></text:p><text:p text:style-name="P27"><text:span text:style-name="T9">1000 + 1 = </text:span><text:span text:style-name="T32">1001</text:span></text:p><draw:enhanced-geometry svg:viewBox="0 0 21600 21600" draw:type="rectangle" draw:enhanced-path="M 0 0 L 21600 0 21600 21600 0 21600 0 0 Z N"/></draw:custom-shape><draw:line text:anchor-type="paragraph" draw:z-index="23" draw:name="Shape9" draw:style-name="gr22" draw:text-style-name="P27" svg:x1="3.9764in" svg:y1="7.4445in" svg:x2="6.9244in" svg:y2="7.5799in"><text:p/></draw:line><draw:line text:anchor-type="paragraph" draw:z-index="24" draw:name="Shape9" draw:style-name="gr23" draw:text-style-name="P27" svg:x1="0.8098in" svg:y1="7.6008in" svg:x2="1.987in" svg:y2="7.3819in"><text:p/></draw:line><draw:path text:anchor-type="paragraph" draw:z-index="25" draw:name="Shape10" draw:style-name="gr24" draw:text-style-name="P27" svg:width="5.9091in" svg:height="0.0327in" draw:transform="skewX (-0.526565835326689) rotate (1.69104951225731) translate (1.71657245090769in 7.10300773226444in)" svg:viewBox="0 0 15010 84" svg:d="M0 84c14951 0 15010-84 15010-84"><text:p/></draw:path><draw:path text:anchor-type="paragraph" draw:z-index="26" draw:name="Shape10" draw:style-name="gr24" draw:text-style-name="P27" svg:width="5.913in" svg:height="0.0303in" draw:transform="skewX (0.580845575063713) rotate (-1.68075206967054) translate (5.67430555555555in 1.22569444444444in)" svg:viewBox="0 0 15020 78" svg:d="M15020 78c-14961-1-15020-78-15020-78"><text:p/></draw:path><draw:custom-shape text:anchor-type="paragraph" draw:z-index="28" draw:name="Shape1" draw:style-name="gr26" draw:text-style-name="P38" svg:width="1.3449in" svg:height="1.0559in" svg:x="3.8098in" svg:y="0.1717in"><text:p text:style-name="P27"><text:span text:style-name="T16">PERFORMANCE</text:span></text:p><text:p text:style-name="P27"><text:span text:style-name="T9">(</text:span><text:span text:style-name="T34">?</text:span><text:span text:style-name="T35">, </text:span><text:span text:style-name="T10">1-1000</text:span><text:span text:style-name="T9">)</text:span></text:p><text:p text:style-name="P27"><text:span text:style-name="T31">Range</text:span></text:p><text:p text:style-name="P27"><text:span text:style-name="T11"/></text:p><text:p text:style-name="P27"><text:span text:style-name="T11"/></text:p><draw:enhanced-geometry svg:viewBox="0 0 21600 21600" draw:type="rectangle" draw:enhanced-path="M 0 0 L 21600 0 21600 21600 0 21600 0 0 Z N"/></draw:custom-shape><draw:custom-shape text:anchor-type="paragraph" draw:z-index="27" draw:name="Shape1" draw:style-name="gr25" draw:text-style-name="P30" svg:width="1.3441in" svg:height="1.0543in" svg:x="1.6327in" svg:y="0.1819in"><text:p text:style-name="P27"><text:span text:style-name="T16">VERIFICATIO</text:span><text:span text:style-name="T16">N</text:span></text:p><text:p text:style-name="P27">(<text:span text:style-name="T33">?</text:span><text:span text:style-name="T18">, </text:span><text:span text:style-name="T15">1-1000</text:span>)</text:p><text:p text:style-name="P27">Binary</text:p><text:p text:style-name="P27"/><text:p text:style-name="P27"><text:span text:style-name="T7"/></text:p><draw:enhanced-geometry svg:viewBox="0 0 21600 21600" draw:type="rectangle" draw:enhanced-path="M 0 0 L 21600 0 21600 21600 0 21600 0 0 Z N"/></draw:custom-shape></text:p>
      <text:p text:style-name="P10"/>
      <text:p text:style-name="P10"/>
      <text:p text:style-name="P10"/>
      <text:p text:style-name="P10"><draw:line text:anchor-type="paragraph" draw:z-index="10" draw:name="Shape4" draw:style-name="gr10" draw:text-style-name="P27" svg:x1="-0.0445in" svg:y1="0.1693in" svg:x2="-0.0134in" svg:y2="1.815in"><text:p/></draw:line><draw:line text:anchor-type="paragraph" draw:z-index="13" draw:name="Shape8" draw:style-name="gr12" draw:text-style-name="P34" svg:x1="6.7783in" svg:y1="0.1591in" svg:x2="6.7783in" svg:y2="1.7634in"><text:p/></draw:line><draw:line text:anchor-type="paragraph" draw:z-index="12" draw:name="Shape7" draw:style-name="gr10" draw:text-style-name="P27" svg:x1="2.2055in" svg:y1="0.1693in" svg:x2="2.2055in" svg:y2="1.513in"><text:p/></draw:line><draw:line text:anchor-type="paragraph" draw:z-index="29" draw:name="Shape7" draw:style-name="gr10" draw:text-style-name="P27" svg:x1="2.2055in" svg:y1="0.1693in" svg:x2="2.2055in" svg:y2="1.7736in"><text:p/></draw:line><draw:line text:anchor-type="paragraph" draw:z-index="30" draw:name="Shape7" draw:style-name="gr10" draw:text-style-name="P27" svg:x1="4.5075in" svg:y1="0.1591in" svg:x2="4.5075in" svg:y2="1.7634in"><text:p/></draw:line></text:p>
      <text:p text:style-name="P10"><draw:custom-shape text:anchor-type="paragraph" draw:z-index="15" draw:name="Shape1" draw:style-name="gr14" draw:text-style-name="P35" svg:width="3.5835in" svg:height="1.065in" svg:x="1.5598in" svg:y="0.1425in"><text:p text:style-name="P27"><text:span text:style-name="T28">CHILD NODES</text:span></text:p><text:p text:style-name="P27"><text:span text:style-name="T28">categories:</text:span></text:p><text:p text:style-name="P27"><text:span text:style-name="T28">1. no weight</text:span></text:p><text:p text:style-name="P27"><text:span text:style-name="T28">2. fixed weight</text:span></text:p><text:p text:style-name="P27"><text:span text:style-name="T28">3. dynamically computed weight</text:span></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Analysis</text:p>
      <text:p text:style-name="P4"/>
      <text:p text:style-name="P5"/>
      <text:list xml:id="list8482459613931638590" text:style-name="L2">
        <text:list-item>
          <text:p text:style-name="P15">The impact of the reputation node (39.14) is very small compared to the impact of the identity node (1000) even though the values on the reputation ode are not as bad (4 from 5 and 1596 from 2600). This makes sense if </text:p>
          <text:p text:style-name="P15"/>
        </text:list-item>
      </text:list>
      <text:list xml:id="list213387796177722172" text:style-name="L3">
        <text:list-item>
          <text:list>
            <text:list-item>
              <text:p text:style-name="P24">we expect much more reputation sources and/or</text:p>
            </text:list-item>
            <text:list-item>
              <text:p text:style-name="P17">we set the weights of other reputation sources higher and/or</text:p>
            </text:list-item>
            <text:list-item>
              <text:p text:style-name="P17">we want the impact of the reputation node stay very low</text:p>
            </text:list-item>
          </text:list>
        </text:list-item>
      </text:list>
      <text:list xml:id="list195657834877675" text:continue-list="list8482459613931638590" text:style-name="L2">
        <text:list-header>
          <text:p text:style-name="P23"/>
        </text:list-header>
        <text:list-item>
          <text:p text:style-name="P19">Sample is a fixed value representing with how many child nodes a TiiQu member can achieve full trust from a node.</text:p>
        </text:list-item>
        <text:list-item>
          <text:p text:style-name="P20">Limitless scores from reputation trust sources and dynamically generated child node weights:</text:p>
          <text:p text:style-name="P20">…</text:p>
        </text:list-item>
        <text:list-item>
          <text:p text:style-name="P20">…</text:p>
          <text:p text:style-name="P15"/>
          <text:p text:style-name="P22"/>
        </text:list-item>
      </text:list>
      <text:p text:style-name="P6"/>
      <text:p text:style-name="P7"><text:tab/><text:span text:style-name="T6"> </text:span></text:p>
      <text:list xml:id="list5731933582763128459" text:style-name="L4">
        <text:list-header>
          <text:p text:style-name="P25"/>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Sept</text:span>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10T19:56:57.020739888</dc:date>
    <meta:editing-duration>PT4H10M1S</meta:editing-duration>
    <meta:editing-cycles>96</meta:editing-cycles>
    <meta:generator>LibreOffice/5.1.6.2$Linux_X86_64 LibreOffice_project/10m0$Build-2</meta:generator>
    <meta:document-statistic meta:table-count="0" meta:image-count="0" meta:object-count="0" meta:page-count="2" meta:paragraph-count="15" meta:word-count="130" meta:character-count="695" meta:non-whitespace-character-count="580"/>
  </office:meta>
</office:document-meta>
</file>